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2216" officeooo:paragraph-rsid="001a2216"/>
    </style:style>
    <style:style style:name="P2" style:family="paragraph" style:parent-style-name="Standard">
      <style:text-properties fo:font-style="italic" fo:font-weight="bold" officeooo:rsid="001a2216" officeooo:paragraph-rsid="001a2216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1b6f34" officeooo:paragraph-rsid="001b6f34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c6d4b" officeooo:paragraph-rsid="001c6d4b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d6010" officeooo:paragraph-rsid="001d601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officeooo:rsid="001a2216" officeooo:paragraph-rsid="001a221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b6f34" officeooo:paragraph-rsid="001b6f34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bad2a" officeooo:paragraph-rsid="001bad2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d046c" officeooo:paragraph-rsid="001d046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d046c" officeooo:paragraph-rsid="001d601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d6010" officeooo:paragraph-rsid="001d601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1a2216" officeooo:paragraph-rsid="001a221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1b1d69" officeooo:paragraph-rsid="001b1d6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1d046c" officeooo:paragraph-rsid="001d046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1pt" fo:font-style="italic" style:text-underline-style="solid" style:text-underline-width="auto" style:text-underline-color="font-color" fo:font-weight="bold" officeooo:rsid="001a2216" officeooo:paragraph-rsid="001a2216" style:font-size-asian="21pt" style:font-style-asian="italic" style:font-weight-asian="bold" style:font-size-complex="21pt" style:font-style-complex="italic" style:font-weight-complex="bold"/>
    </style:style>
    <style:style style:name="P16" style:family="paragraph" style:parent-style-name="Standard">
      <style:text-properties officeooo:rsid="001bad2a" officeooo:paragraph-rsid="001bad2a"/>
    </style:style>
    <style:style style:name="P17" style:family="paragraph" style:parent-style-name="Standard" style:list-style-name="L1">
      <style:text-properties fo:font-style="normal" style:text-underline-style="none" fo:font-weight="normal" officeooo:rsid="001b1d69" officeooo:paragraph-rsid="001b1d69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style:text-underline-style="none" fo:font-weight="normal" officeooo:rsid="001b1d69" officeooo:paragraph-rsid="001b1d6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b1d69" officeooo:paragraph-rsid="001b1d69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style:text-underline-style="none" fo:font-weight="normal" officeooo:rsid="001a2216" officeooo:paragraph-rsid="001a221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d046c" officeooo:paragraph-rsid="001d601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d046c" officeooo:paragraph-rsid="001f59b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d046c" officeooo:paragraph-rsid="001fe5b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d6010" officeooo:paragraph-rsid="001f59bb" style:font-style-asian="normal" style:font-weight-asian="normal" style:font-style-complex="normal" style:font-weight-complex="normal"/>
    </style:style>
    <style:style style:name="T1" style:family="text">
      <style:text-properties officeooo:rsid="001bad2a"/>
    </style:style>
    <style:style style:name="T2" style:family="text">
      <style:text-properties officeooo:rsid="001d6010"/>
    </style:style>
    <style:style style:name="T3" style:family="text">
      <style:text-properties officeooo:rsid="001f59bb"/>
    </style:style>
    <style:style style:name="T4" style:family="text">
      <style:text-properties officeooo:rsid="001fe5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cumentación de la cerealera</text:p>
      <text:p text:style-name="P2"/>
      <text:p text:style-name="P2">Propósito del proyecto</text:p>
      <text:p text:style-name="P6">El sistema de control de una cerealera se compone de tanto un sistema de control de ingresos y de control de empleados, tanto como la posibilidad del ingreso de datos clave de el estado de los silos como la temperatura, el porcentaje de humedad y de gases dentro de cada silo cereales para luego ser presentados con un uso estadístico mediante filtros.</text:p>
      <text:p text:style-name="P6"/>
      <text:p text:style-name="P2">Realizar diagrama de contexto</text:p>
      <text:p text:style-name="P2"/>
      <text:p text:style-name="P1"/>
      <text:p text:style-name="P2">Lista de eventos</text:p>
      <text:p text:style-name="P12">Administrador:</text:p>
      <text:list xml:id="list1512116354" text:style-name="L1">
        <text:list-item>
          <text:p text:style-name="P17">Adm inicia sesión.</text:p>
        </text:list-item>
        <text:list-item>
          <text:p text:style-name="P20">Adm registra un nuevo usuario.</text:p>
        </text:list-item>
        <text:list-item>
          <text:p text:style-name="P17">Adm añade un nuevo silo.</text:p>
        </text:list-item>
        <text:list-item>
          <text:p text:style-name="P20">Adm asigna silo a usuario.</text:p>
        </text:list-item>
        <text:list-item>
          <text:p text:style-name="P20">Adm modifica datos silos.</text:p>
        </text:list-item>
        <text:list-item>
          <text:p text:style-name="P20">Adm modifica datos empleado.</text:p>
        </text:list-item>
        <text:list-item>
          <text:p text:style-name="P20">Adm filtra datos de silos</text:p>
        </text:list-item>
        <text:list-item>
          <text:p text:style-name="P20">Adm realiza estadísticas.</text:p>
        </text:list-item>
        <text:list-item>
          <text:p text:style-name="P17">Adm cierra sesión.</text:p>
        </text:list-item>
      </text:list>
      <text:p text:style-name="P13">Empleado:</text:p>
      <text:list xml:id="list2661564946" text:style-name="L2">
        <text:list-item>
          <text:p text:style-name="P18">Emp inicia sesión.</text:p>
        </text:list-item>
        <text:list-item>
          <text:p text:style-name="P18">Emp registra datos de su silo.</text:p>
        </text:list-item>
        <text:list-item>
          <text:p text:style-name="P18">Emp puede ver datos de su silo.</text:p>
        </text:list-item>
        <text:list-item>
          <text:p text:style-name="P18">Emp modifica datos del silo en el momento.</text:p>
        </text:list-item>
        <text:list-item>
          <text:p text:style-name="P18">Emp cierra sesión.</text:p>
        </text:list-item>
      </text:list>
      <text:p text:style-name="P19"/>
      <text:p text:style-name="P3">Diagrama de Gantt</text:p>
      <text:p text:style-name="P7">Tiempos y acciones. <text:span text:style-name="T1">(Juli)</text:span></text:p>
      <text:p text:style-name="P7"/>
      <text:p text:style-name="P2">Diagrama de flujos de datos</text:p>
      <text:p text:style-name="P16">Procesos y almacenamientos (Tomi)</text:p>
      <text:p text:style-name="P1"/>
      <text:p text:style-name="P3">Diagrama entidad relación</text:p>
      <text:p text:style-name="P8">Logica y relacion entre entidades ()</text:p>
      <text:p text:style-name="P8"/>
      <text:p text:style-name="P4">Diccionario de datos</text:p>
      <text:p text:style-name="P14">Empleados:</text:p>
      <text:p text:style-name="P23">IdEmpleado: <text:s/>carácter permitido = [1/9] <text:span text:style-name="T2">formato int </text:span><text:span text:style-name="T4">PRIMARY KEY</text:span></text:p>
      <text:p text:style-name="P10">Nombre: carácter permitido = [a/z] + [A/Z] +[´] +[‘] <text:span text:style-name="T2">formato varchar</text:span></text:p>
      <text:p text:style-name="P10">Apellido: carácter permitido = [a/z] + [A/Z] +[´] +[‘] <text:span text:style-name="T2">formato varchar</text:span></text:p>
      <text:p text:style-name="P22"><text:span text:style-name="T3">dni</text:span>: carácter permitido = [<text:span text:style-name="T3">1/9]</text:span> <text:span text:style-name="T2">formato </text:span><text:span text:style-name="T3">int</text:span></text:p>
      <text:p text:style-name="P22"><text:span text:style-name="T3">telefono</text:span>: carácter permitido = [<text:span text:style-name="T3">1/9]</text:span> <text:span text:style-name="T2">formato </text:span><text:span text:style-name="T3">int</text:span></text:p>
      <text:p text:style-name="P22"><text:span text:style-name="T3">direccion</text:span>: carácter permitido = [a/z] + [A/Z] +[] <text:s/><text:span text:style-name="T2">formato varchar</text:span></text:p>
      <text:p text:style-name="P22"><text:span text:style-name="T3">estado</text:span>: carácter permitido = <text:s/><text:span text:style-name="T2">formato </text:span><text:span text:style-name="T3">enum</text:span></text:p>
      <text:p text:style-name="P10">Contra: carácter permitido = [a/z] + [A/Z] +[´] +[‘] + [1/9] <text:span text:style-name="T2">formato varchar</text:span></text:p>
      <text:p text:style-name="P10"/>
      <text:p text:style-name="P10"/>
      <text:p text:style-name="P10"/>
      <text:p text:style-name="P9"/>
      <text:p text:style-name="P14"><text:soft-page-break/>Silos:</text:p>
      <text:p text:style-name="P10">Id<text:span text:style-name="T2">Silo</text:span>: <text:s/>carácter permitido = [1/9] <text:span text:style-name="T2">formato int </text:span><text:span text:style-name="T4">PRIMARY KEY</text:span></text:p>
      <text:p text:style-name="P22"><text:span text:style-name="T3">estado</text:span>: carácter permitido = <text:s/><text:span text:style-name="T2">formato </text:span><text:span text:style-name="T3">enum</text:span></text:p>
      <text:p text:style-name="P10"><text:span text:style-name="T2">Fecha</text:span>: <text:s/>carácter permitido = <text:s/><text:span text:style-name="T2">formato fecha</text:span></text:p>
      <text:p text:style-name="P24">Temperatura: <text:s/>carácter permitido = [1/9] formato float</text:p>
      <text:p text:style-name="P24">Humedad: <text:s/>carácter permitido = [1/9] formato float</text:p>
      <text:p text:style-name="P11">Gas: <text:s/>carácter permitido = [1/9] formato float</text:p>
      <text:p text:style-name="P9"/>
      <text:p text:style-name="P14">SiloEmpleado:</text:p>
      <text:p text:style-name="P23">Id<text:span text:style-name="T2">Silo</text:span>: <text:s/>carácter permitido = [1/9] <text:span text:style-name="T2">formato int </text:span><text:span text:style-name="T4">FOREING KEY</text:span></text:p>
      <text:p text:style-name="P23">IdEmpleado: <text:s/>carácter permitido = [1/9] <text:span text:style-name="T2">formato int </text:span><text:span text:style-name="T4">FOREING KEY</text:span></text:p>
      <text:p text:style-name="P10"/>
      <text:p text:style-name="P5">Reveer el diagrama Gantt</text:p>
      <text:p text:style-name="P11">Ver lo que vamos a hacer de acuerdo a lo que ya hicimos.</text:p>
      <text:p text:style-name="P11"/>
      <text:p text:style-name="P5">Diseño de prototipo de pantallas</text:p>
      <text:p text:style-name="P11">Maquetación</text:p>
      <text:p text:style-name="P5"/>
      <text:p text:style-name="P5">Diseño de base de datos</text:p>
      <text:p text:style-name="P5"/>
      <text:p text:style-name="P5">Desarrollo: Codificación</text:p>
      <text:p text:style-name="P5"/>
      <text:p text:style-name="P5">Manual de usuario</text:p>
      <text:p text:style-name="P5"/>
      <text:p text:style-name="P5">Manual de administrador</text:p>
      <text:p text:style-name="P5"/>
      <text:p text:style-name="P5">Reveer el diagrama de Gantt</text:p>
      <text:p text:style-name="P11">Ver lo que vamos a hacer de acuerdo a lo que ya hicim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8T23:45:04.228000000</dc:date>
    <meta:editing-duration>PT32M12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57" meta:word-count="375" meta:character-count="2241" meta:non-whitespace-character-count="1925"/>
  </office:meta>
</office:document-meta>
</file>